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.2126in"/>
    </style:style>
    <style:style style:name="co6" style:family="table-column">
      <style:table-column-properties fo:break-before="auto" style:column-width="1.0598in"/>
    </style:style>
    <style:style style:name="co2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9827in"/>
    </style:style>
    <style:style style:name="co8" style:family="table-column">
      <style:table-column-properties fo:break-before="auto" style:column-width="1.5839in"/>
    </style:style>
    <style:style style:name="co1" style:family="table-column">
      <style:table-column-properties fo:break-before="auto" style:column-width="1.0925in"/>
    </style:style>
    <style:style style:name="co10" style:family="table-column">
      <style:table-column-properties fo:break-before="auto" style:column-width="1.3102in"/>
    </style:style>
    <style:style style:name="co11" style:family="table-column">
      <style:table-column-properties fo:break-before="auto" style:column-width="1.289in"/>
    </style:style>
    <style:style style:name="co12" style:family="table-column">
      <style:table-column-properties fo:break-before="auto" style:column-width="0.889in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898in" fo:break-before="auto" style:use-optimal-row-height="false"/>
    </style:style>
    <style:style style:name="ro1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ext-properties style:text-position=""/>
    </style:style>
  </office:automatic-styles>
  <office:body>
    <office:spreadsheet>
      <table:table table:name="Specification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row table:style-name="ro1">
          <table:table-cell office:value-type="string">
            <text:p>Specification</text:p>
          </table:table-cell>
          <table:table-cell office:value-type="string">
            <text:p>type</text:p>
          </table:table-cell>
          <table:table-cell office:value-type="string">
            <text:p>Value</text:p>
          </table:table-cell>
          <table:table-cell office:value-type="string">
            <text:p>units</text:p>
          </table:table-cell>
          <table:table-cell office:value-type="string">
            <text:p>notes</text:p>
          </table:table-cell>
          <table:table-cell/>
        </table:table-row>
        <table:table-row table:style-name="ro1">
          <table:table-cell office:value-type="string">
            <text:p>robot weight</text:p>
          </table:table-cell>
          <table:table-cell office:value-type="string">
            <text:p>approx</text:p>
          </table:table-cell>
          <table:table-cell office:value-type="float" office:value="352">
            <text:p>352</text:p>
          </table:table-cell>
          <table:table-cell office:value-type="string">
            <text:p>Newtons</text:p>
          </table:table-cell>
          <table:table-cell table:number-columns-repeated="2"/>
        </table:table-row>
        <table:table-row table:style-name="ro1">
          <table:table-cell office:value-type="string">
            <text:p>wheel diameter</text:p>
          </table:table-cell>
          <table:table-cell office:value-type="string">
            <text:p>approx</text:p>
          </table:table-cell>
          <table:table-cell office:value-type="float" office:value="0.3">
            <text:p>0.3</text:p>
          </table:table-cell>
          <table:table-cell office:value-type="string">
            <text:p>meter</text:p>
          </table:table-cell>
          <table:table-cell table:number-columns-repeated="2"/>
        </table:table-row>
        <table:table-row table:style-name="ro1">
          <table:table-cell office:value-type="string">
            <text:p>drive conditions</text:p>
          </table:table-cell>
          <table:table-cell table:number-columns-repeated="5"/>
        </table:table-row>
        <table:table-row table:style-name="ro1">
          <table:table-cell office:value-type="string">
            <text:p>slope</text:p>
          </table:table-cell>
          <table:table-cell office:value-type="string">
            <text:p>approx</text:p>
          </table:table-cell>
          <table:table-cell office:value-type="float" office:value="30">
            <text:p>30</text:p>
          </table:table-cell>
          <table:table-cell office:value-type="string">
            <text:p>degrees</text:p>
          </table:table-cell>
          <table:table-cell table:number-columns-repeated="2"/>
        </table:table-row>
        <table:table-row table:style-name="ro5">
          <table:table-cell office:value-type="string">
            <text:p>top speed</text:p>
          </table:table-cell>
          <table:table-cell office:value-type="string">
            <text:p>min</text:p>
          </table:table-cell>
          <table:table-cell office:value-type="float" office:value="0.5">
            <text:p>0.5</text:p>
          </table:table-cell>
          <table:table-cell office:value-type="string">
            <text:p>meters per second</text:p>
          </table:table-cell>
          <table:table-cell/>
          <table:table-cell office:value-type="float" office:value="2">
            <text:p>2</text:p>
          </table:table-cell>
        </table:table-row>
        <table:table-row table:style-name="ro5">
          <table:table-cell office:value-type="string">
            <text:p>pulley ratio</text:p>
          </table:table-cell>
          <table:table-cell office:value-type="string">
            <text:p>max</text:p>
          </table:table-cell>
          <table:table-cell office:value-type="float" office:value="4">
            <text:p>4</text:p>
          </table:table-cell>
          <table:table-cell office:value-type="string">
            <text:p>in to out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otor</text:p>
          </table:table-cell>
          <table:table-cell table:number-columns-repeated="5"/>
        </table:table-row>
        <table:table-row table:style-name="ro1">
          <table:table-cell office:value-type="string">
            <text:p>power</text:p>
          </table:table-cell>
          <table:table-cell office:value-type="string">
            <text:p>min</text:p>
          </table:table-cell>
          <table:table-cell table:formula="of:=[.C6]*[.C2]/2*SIN([.C5]*PI()/180)" office:value-type="float" office:value="44">
            <text:p>44</text:p>
          </table:table-cell>
          <table:table-cell office:value-type="string">
            <text:p>watt</text:p>
          </table:table-cell>
          <table:table-cell table:number-columns-repeated="2"/>
        </table:table-row>
        <table:table-row table:style-name="ro1">
          <table:table-cell office:value-type="string">
            <text:p>torque</text:p>
          </table:table-cell>
          <table:table-cell office:value-type="string">
            <text:p>min</text:p>
          </table:table-cell>
          <table:table-cell table:formula="of:=[.C2]/2*SIN([.C5]*PI()/180)*[.C3]/2/[.C7]" office:value-type="float" office:value="3.3">
            <text:p>3.3</text:p>
          </table:table-cell>
          <table:table-cell office:value-type="string">
            <text:p>Newton meters</text:p>
          </table:table-cell>
          <table:table-cell table:number-columns-repeated="2"/>
        </table:table-row>
        <table:table-row table:style-name="ro5">
          <table:table-cell office:value-type="string">
            <text:p>radial velocity</text:p>
          </table:table-cell>
          <table:table-cell office:value-type="string">
            <text:p>max</text:p>
          </table:table-cell>
          <table:table-cell table:formula="of:=[.C7]*[.C6]/([.C3]/2)" office:value-type="float" office:value="13.3333333333333">
            <text:p>13.3333333333</text:p>
          </table:table-cell>
          <table:table-cell office:value-type="string">
            <text:p>radians per second</text:p>
          </table:table-cell>
          <table:table-cell table:formula="of:=[.C11]/(2*PI())*60" office:value-type="float" office:value="127.323954473516">
            <text:p>127.3239544735</text:p>
          </table:table-cell>
          <table:table-cell table:formula="of:=[.F6]*60*[.C7]/([.C3]/2*2*PI())" office:value-type="float" office:value="509.295817894065">
            <text:p>509.2958178941</text:p>
          </table:table-cell>
        </table:table-row>
        <table:table-row table:style-name="ro5">
          <table:table-cell table:number-columns-repeated="2"/>
          <table:table-cell table:formula="of:=30*60/(2*PI())" office:value-type="float" office:value="286.478897565412">
            <text:p>286.4788975654</text:p>
          </table:table-cell>
          <table:table-cell table:number-columns-repeated="2"/>
          <table:table-cell office:value-type="string">
            <text:p>`</text:p>
          </table:table-cell>
        </table:table-row>
      </table:table>
      <table:table table:name="Motor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1" table:default-cell-style-name="Default"/>
        <table:table-row table:style-name="ro2">
          <table:table-cell office:value-type="string">
            <text:p>Brand or dist.</text:p>
          </table:table-cell>
          <table:table-cell office:value-type="string">
            <text:p>Model</text:p>
          </table:table-cell>
          <table:table-cell office:value-type="string">
            <text:p>Price</text:p>
          </table:table-cell>
          <table:table-cell office:value-type="string">
            <text:p>Weight (N)</text:p>
          </table:table-cell>
          <table:table-cell office:value-type="string">
            <text:p>Power (W)</text:p>
          </table:table-cell>
          <table:table-cell office:value-type="string">
            <text:p>Torque (Nm)</text:p>
          </table:table-cell>
          <table:table-cell office:value-type="string">
            <text:p>Radial velocity (rad/s)</text:p>
          </table:table-cell>
          <table:table-cell office:value-type="string">
            <text:p>Voltage</text:p>
          </table:table-cell>
          <table:table-cell office:value-type="string">
            <text:p>Current draw (A)</text:p>
          </table:table-cell>
        </table:table-row>
        <table:table-row table:style-name="ro2">
          <table:table-cell office:value-type="string">
            <text:p>Leeson</text:p>
          </table:table-cell>
          <table:table-cell office:value-type="string">
            <text:p>T9AB588220</text:p>
          </table:table-cell>
          <table:table-cell office:value-type="float" office:value="107">
            <text:p>107</text:p>
          </table:table-cell>
          <table:table-cell/>
          <table:table-cell table:formula="of:=1/8*745.699872" office:value-type="float" office:value="93.212484">
            <text:p>93.212484</text:p>
          </table:table-cell>
          <table:table-cell table:formula="of:=[.E2]/[.G2]" office:value-type="float" office:value="0.296704551729484">
            <text:p>0.2967045517</text:p>
          </table:table-cell>
          <table:table-cell table:formula="of:=3000*2*PI()/60" office:value-type="float" office:value="314.159265358979">
            <text:p>314.159265359</text:p>
          </table:table-cell>
          <table:table-cell office:value-type="float" office:value="12">
            <text:p>12</text:p>
          </table:table-cell>
          <table:table-cell table:formula="of:=[.E2]/[.H2]" office:value-type="float" office:value="7.767707">
            <text:p>7.767707</text:p>
          </table:table-cell>
        </table:table-row>
        <table:table-row table:style-name="ro2">
          <table:table-cell office:value-type="string">
            <text:p>Leeson</text:p>
          </table:table-cell>
          <table:table-cell table:style-name="ce1" office:value-type="string">
            <text:p>T9AB588219</text:p>
          </table:table-cell>
          <table:table-cell office:value-type="float" office:value="110">
            <text:p>110</text:p>
          </table:table-cell>
          <table:table-cell/>
          <table:table-cell table:formula="of:=1.6*745.699872" office:value-type="float" office:value="1193.1197952">
            <text:p>1193.1197952</text:p>
          </table:table-cell>
          <table:table-cell table:formula="of:=[.E3]/[.G3]" office:value-type="float" office:value="3.7978182621374">
            <text:p>3.7978182621</text:p>
          </table:table-cell>
          <table:table-cell table:formula="of:=3000*2*PI()/60" office:value-type="float" office:value="314.159265358979">
            <text:p>314.159265359</text:p>
          </table:table-cell>
          <table:table-cell office:value-type="float" office:value="90">
            <text:p>90</text:p>
          </table:table-cell>
          <table:table-cell table:formula="of:=[.E3]/[.H3]" office:value-type="float" office:value="13.2568866133333">
            <text:p>13.2568866133</text:p>
          </table:table-cell>
        </table:table-row>
        <table:table-row table:style-name="ro3">
          <table:table-cell office:value-type="string">
            <text:p>digikey</text:p>
          </table:table-cell>
          <table:table-cell table:style-name="ce1" office:value-type="string">
            <text:p>82800036-ND</text:p>
          </table:table-cell>
          <table:table-cell office:value-type="float" office:value="92.1">
            <text:p>92.1</text:p>
          </table:table-cell>
          <table:table-cell table:formula="of:=0.882*4.44" office:value-type="float" office:value="3.91608">
            <text:p>3.91608</text:p>
          </table:table-cell>
          <table:table-cell office:value-type="float" office:value="16.3">
            <text:p>16.3</text:p>
          </table:table-cell>
          <table:table-cell table:formula="of:=[.E4]/[.G4]" office:value-type="float" office:value="0.0778267671719368">
            <text:p>0.0778267672</text:p>
          </table:table-cell>
          <table:table-cell table:formula="of:=2000*2*PI()/60" office:value-type="float" office:value="209.43951023932">
            <text:p>209.4395102393</text:p>
          </table:table-cell>
          <table:table-cell office:value-type="float" office:value="12">
            <text:p>12</text:p>
          </table:table-cell>
          <table:table-cell table:formula="of:=[.E4]/[.H4]" office:value-type="float" office:value="1.35833333333333">
            <text:p>1.3583333333</text:p>
          </table:table-cell>
        </table:table-row>
        <table:table-row table:style-name="ro2">
          <table:table-cell office:value-type="string">
            <text:p>digikey</text:p>
          </table:table-cell>
          <table:table-cell table:style-name="ce1" office:value-type="string">
            <text:p>82743010-ND </text:p>
          </table:table-cell>
          <table:table-cell office:value-type="float" office:value="91.93">
            <text:p>91.93</text:p>
          </table:table-cell>
          <table:table-cell table:formula="of:=1.1*4.44" office:value-type="float" office:value="4.884">
            <text:p>4.884</text:p>
          </table:table-cell>
          <table:table-cell office:value-type="float" office:value="16">
            <text:p>16</text:p>
          </table:table-cell>
          <table:table-cell table:formula="of:=[.E5]/[.G5]" office:value-type="float" office:value="8.48826363156775">
            <text:p>8.4882636316</text:p>
          </table:table-cell>
          <table:table-cell table:formula="of:=18*2*PI()/60" office:value-type="float" office:value="1.88495559215388">
            <text:p>1.8849555922</text:p>
          </table:table-cell>
          <table:table-cell office:value-type="float" office:value="24">
            <text:p>24</text:p>
          </table:table-cell>
          <table:table-cell table:formula="of:=[.E5]/[.H5]" office:value-type="float" office:value="0.666666666666667">
            <text:p>0.6666666667</text:p>
          </table:table-cell>
        </table:table-row>
        <table:table-row table:style-name="ro2">
          <table:table-cell office:value-type="string">
            <text:p>digikey</text:p>
          </table:table-cell>
          <table:table-cell office:value-type="string">
            <text:p>82810017-ND</text:p>
          </table:table-cell>
          <table:table-cell office:value-type="float" office:value="89.86">
            <text:p>89.86</text:p>
          </table:table-cell>
          <table:table-cell table:formula="of:=0.684*4.44" office:value-type="float" office:value="3.03696">
            <text:p>3.03696</text:p>
          </table:table-cell>
          <table:table-cell office:value-type="float" office:value="10.3">
            <text:p>10.3</text:p>
          </table:table-cell>
          <table:table-cell table:formula="of:=[.E6]/[.G6]" office:value-type="float" office:value="0.0491788774153957">
            <text:p>0.0491788774</text:p>
          </table:table-cell>
          <table:table-cell table:formula="of:=2000*2*PI()/60" office:value-type="float" office:value="209.43951023932">
            <text:p>209.4395102393</text:p>
          </table:table-cell>
          <table:table-cell office:value-type="float" office:value="12">
            <text:p>12</text:p>
          </table:table-cell>
          <table:table-cell table:formula="of:=[.E6]/[.H6]" office:value-type="float" office:value="0.858333333333333">
            <text:p>0.8583333333</text:p>
          </table:table-cell>
        </table:table-row>
        <table:table-row table:style-name="ro2">
          <table:table-cell office:value-type="string">
            <text:p>digikey</text:p>
          </table:table-cell>
          <table:table-cell office:value-type="string">
            <text:p>82740011-ND</text:p>
          </table:table-cell>
          <table:table-cell office:value-type="float" office:value="85.5">
            <text:p>85.5</text:p>
          </table:table-cell>
          <table:table-cell table:formula="of:=0.441*4.44" office:value-type="float" office:value="1.95804">
            <text:p>1.95804</text:p>
          </table:table-cell>
          <table:table-cell office:value-type="float" office:value="15.8">
            <text:p>15.8</text:p>
          </table:table-cell>
          <table:table-cell table:formula="of:=[.E7]/[.G7]" office:value-type="float" office:value="0.0502929620170389">
            <text:p>0.050292962</text:p>
          </table:table-cell>
          <table:table-cell table:formula="of:=3000*2*PI()/60" office:value-type="float" office:value="314.159265358979">
            <text:p>314.159265359</text:p>
          </table:table-cell>
          <table:table-cell office:value-type="float" office:value="12">
            <text:p>12</text:p>
          </table:table-cell>
          <table:table-cell table:formula="of:=[.E7]/[.H7]" office:value-type="float" office:value="1.31666666666667">
            <text:p>1.3166666667</text:p>
          </table:table-cell>
        </table:table-row>
        <table:table-row table:style-name="ro2">
          <table:table-cell office:value-type="string">
            <text:p>bodine</text:p>
          </table:table-cell>
          <table:table-cell office:value-type="float" office:value="6021">
            <text:p>6021</text:p>
          </table:table-cell>
          <table:table-cell office:value-type="float" office:value="278">
            <text:p>278</text:p>
          </table:table-cell>
          <table:table-cell/>
          <table:table-cell table:formula="of:=1/8*745.699872" office:value-type="float" office:value="93.212484">
            <text:p>93.212484</text:p>
          </table:table-cell>
          <table:table-cell office:value-type="float" office:value="0.353">
            <text:p>0.353</text:p>
          </table:table-cell>
          <table:table-cell table:formula="of:=2500*2*PI()/60" office:value-type="float" office:value="261.799387799149">
            <text:p>261.7993877992</text:p>
          </table:table-cell>
          <table:table-cell office:value-type="float" office:value="24">
            <text:p>24</text:p>
          </table:table-cell>
          <table:table-cell office:value-type="float" office:value="5.5">
            <text:p>5.5</text:p>
          </table:table-cell>
        </table:table-row>
        <table:table-row table:style-name="ro2">
          <table:table-cell office:value-type="string">
            <text:p>bodine</text:p>
          </table:table-cell>
          <table:table-cell office:value-type="float" office:value="44">
            <text:p>44</text:p>
          </table:table-cell>
          <table:table-cell office:value-type="float" office:value="204">
            <text:p>204</text:p>
          </table:table-cell>
          <table:table-cell/>
          <table:table-cell table:formula="of:=1/18*745.699872" office:value-type="float" office:value="41.4277706666667">
            <text:p>41.4277706667</text:p>
          </table:table-cell>
          <table:table-cell office:value-type="float" office:value="0.155">
            <text:p>0.155</text:p>
          </table:table-cell>
          <table:table-cell table:formula="of:=2500*2*PI()/60" office:value-type="float" office:value="261.799387799149">
            <text:p>261.7993877992</text:p>
          </table:table-cell>
          <table:table-cell office:value-type="float" office:value="24">
            <text:p>24</text:p>
          </table:table-cell>
          <table:table-cell office:value-type="float" office:value="2.6">
            <text:p>2.6</text:p>
          </table:table-cell>
        </table:table-row>
        <table:table-row table:style-name="ro2">
          <table:table-cell office:value-type="string">
            <text:p>bodine</text:p>
          </table:table-cell>
          <table:table-cell office:value-type="string">
            <text:p>1408 (variable gear)</text:p>
          </table:table-cell>
          <table:table-cell office:value-type="float" office:value="413">
            <text:p>413</text:p>
          </table:table-cell>
          <table:table-cell/>
          <table:table-cell table:formula="of:=1/11*745.699872" office:value-type="float" office:value="67.7908974545455">
            <text:p>67.7908974545</text:p>
          </table:table-cell>
          <table:table-cell table:formula="of:=106*0.112" office:value-type="float" office:value="11.872">
            <text:p>11.872</text:p>
          </table:table-cell>
          <table:table-cell table:formula="of:=44*2*PI()/60" office:value-type="float" office:value="4.60766922526503">
            <text:p>4.6076692253</text:p>
          </table:table-cell>
          <table:table-cell office:value-type="string">
            <text:p>12 – 24</text:p>
          </table:table-cell>
          <table:table-cell/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under load</text:p>
          </table:table-cell>
          <table:table-cell table:number-columns-repeated="4"/>
        </table:table-row>
        <table:table-row table:style-name="ro2">
          <table:table-cell office:value-type="string">
            <text:p>leison</text:p>
          </table:table-cell>
          <table:table-cell office:value-type="string">
            <text:p>RS-555126000</text:p>
          </table:table-cell>
          <table:table-cell office:value-type="string">
            <text:p>~15</text:p>
          </table:table-cell>
          <table:table-cell/>
          <table:table-cell office:value-type="float" office:value="13.5">
            <text:p>13.5</text:p>
          </table:table-cell>
          <table:table-cell table:formula="of:=[.E22]/[.G22]" office:value-type="float" office:value="0.0286478897565412">
            <text:p>0.0286478898</text:p>
          </table:table-cell>
          <table:table-cell table:formula="of:=4500*2*PI()/60" office:value-type="float" office:value="471.238898038469">
            <text:p>471.238898038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leison</text:p>
          </table:table-cell>
          <table:table-cell office:value-type="string">
            <text:p>RS-555246000</text:p>
          </table:table-cell>
          <table:table-cell office:value-type="string">
            <text:p>~15</text:p>
          </table:table-cell>
          <table:table-cell/>
          <table:table-cell office:value-type="float" office:value="13.5">
            <text:p>13.5</text:p>
          </table:table-cell>
          <table:table-cell table:formula="of:=[.E23]/[.G23]" office:value-type="float" office:value="0.0286478897565412">
            <text:p>0.0286478898</text:p>
          </table:table-cell>
          <table:table-cell table:formula="of:=4500*2*PI()/60" office:value-type="float" office:value="471.238898038469">
            <text:p>471.238898038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mart automation</text:p>
          </table:table-cell>
          <table:table-cell office:value-type="string">
            <text:p>52zyt01a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0.1">
            <text:p>0.1</text:p>
          </table:table-cell>
          <table:table-cell table:formula="of:=3600*2*PI()/60" office:value-type="float" office:value="376.991118430775">
            <text:p>376.9911184308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smart automation</text:p>
          </table:table-cell>
          <table:table-cell office:value-type="string">
            <text:p>42zyt04b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0.1">
            <text:p>0.1</text:p>
          </table:table-cell>
          <table:table-cell table:formula="of:=4700*2*PI()/60" office:value-type="float" office:value="492.182849062401">
            <text:p>492.1828490624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smart automation</text:p>
          </table:table-cell>
          <table:table-cell office:value-type="string">
            <text:p>63zyt01a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0.14">
            <text:p>0.14</text:p>
          </table:table-cell>
          <table:table-cell table:formula="of:=3350*2*PI()/60" office:value-type="float" office:value="350.81117965086">
            <text:p>350.8111796509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smart automation</text:p>
          </table:table-cell>
          <table:table-cell office:value-type="string">
            <text:p>63zyt01c</text:p>
          </table:table-cell>
          <table:table-cell table:number-columns-repeated="2"/>
          <table:table-cell office:value-type="float" office:value="75">
            <text:p>75</text:p>
          </table:table-cell>
          <table:table-cell office:value-type="float" office:value="0.25">
            <text:p>0.25</text:p>
          </table:table-cell>
          <table:table-cell table:formula="of:=2800*2*PI()/60" office:value-type="float" office:value="293.215314335047">
            <text:p>293.215314335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TCG</text:p>
          </table:table-cell>
          <table:table-cell table:number-columns-repeated="3"/>
          <table:table-cell office:value-type="string">
            <text:p>30-40</text:p>
          </table:table-cell>
          <table:table-cell table:formula="of:=1.08*9.8/100" office:value-type="float" office:value="0.10584">
            <text:p>0.10584</text:p>
          </table:table-cell>
          <table:table-cell table:formula="of:=1800*2*PI()/60" office:value-type="float" office:value="188.495559215388">
            <text:p>188.4955592154</text:p>
          </table:table-cell>
          <table:table-cell table:style-name="ce2" office:value-type="string">
            <text:p>12 – 24</text:p>
          </table:table-cell>
          <table:table-cell office:value-type="float" office:value="2.4">
            <text:p>2.4</text:p>
          </table:table-cell>
        </table:table-row>
        <table:table-row table:style-name="ro1">
          <table:table-cell office:value-type="string">
            <text:p>TCG</text:p>
          </table:table-cell>
          <table:table-cell table:number-columns-repeated="3"/>
          <table:table-cell office:value-type="string">
            <text:p>30 plus</text:p>
          </table:table-cell>
          <table:table-cell table:formula="of:=1.08*9.8/100" office:value-type="float" office:value="0.10584">
            <text:p>0.10584</text:p>
          </table:table-cell>
          <table:table-cell table:formula="of:=1800*2*PI()/60" office:value-type="float" office:value="188.495559215388">
            <text:p>188.4955592154</text:p>
          </table:table-cell>
          <table:table-cell office:value-type="string">
            <text:p>12 – 24</text:p>
          </table:table-cell>
          <table:table-cell office:value-type="float" office:value="2.4">
            <text:p>2.4</text:p>
          </table:table-cell>
        </table:table-row>
        <table:table-row table:style-name="ro2">
          <table:table-cell office:value-type="string">
            <text:p>hotec</text:p>
          </table:table-cell>
          <table:table-cell office:value-type="string">
            <text:p>HT-SOG25B-121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&lt;18</text:p>
          </table:table-cell>
          <table:table-cell table:formula="of:=3.2*9.8/100" office:value-type="float" office:value="0.3136">
            <text:p>0.3136</text:p>
          </table:table-cell>
          <table:table-cell table:formula="of:=7*2*PI()/60" office:value-type="float" office:value="0.733038285837618">
            <text:p>0.7330382858</text:p>
          </table:table-cell>
          <table:table-cell table:number-columns-repeated="2"/>
        </table:table-row>
      </table:table>
      <table:table table:name="motor controllers" table:style-name="ta1" table:print="false">
        <table:table-column table:style-name="co2" table:number-columns-repeated="5" table:default-cell-style-name="Default"/>
        <table:table-row table:style-name="ro1">
          <table:table-cell office:value-type="string">
            <text:p>Brand</text:p>
          </table:table-cell>
          <table:table-cell office:value-type="string">
            <text:p>Model</text:p>
          </table:table-cell>
          <table:table-cell office:value-type="string">
            <text:p>Price</text:p>
          </table:table-cell>
          <table:table-cell office:value-type="string">
            <text:p>Weight</text:p>
          </table:table-cell>
          <table:table-cell office:value-type="string">
            <text:p>other</text:p>
          </table:table-cell>
        </table:table-row>
        <table:table-row table:style-name="ro2">
          <table:table-cell office:value-type="string">
            <text:p>Bodine</text:p>
          </table:table-cell>
          <table:table-cell office:value-type="float" office:value="786">
            <text:p>786</text:p>
          </table:table-cell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string">
            <text:p>qc tab connection</text:p>
          </table:table-cell>
        </table:table-row>
        <table:table-row table:style-name="ro2">
          <table:table-cell office:value-type="string">
            <text:p>Bodine</text:p>
          </table:table-cell>
          <table:table-cell office:value-type="float" office:value="787">
            <text:p>787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string">
            <text:p>terminal block conne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ah Corah</meta:initial-creator>
    <meta:creation-date>2014-01-24T12:33:41.55</meta:creation-date>
    <dc:date>2014-01-31T12:29:48</dc:date>
    <dc:creator>corahm </dc:creator>
    <meta:editing-duration>PT4H27M41S</meta:editing-duration>
    <meta:editing-cycles>3</meta:editing-cycles>
    <meta:generator>LibreOffice/3.5$Linux_X86_64 LibreOffice_project/350m1$Build-2</meta:generator>
    <meta:document-statistic meta:table-count="3" meta:cell-count="203" meta:object-count="0"/>
  </office:meta>
</office:document-meta>
</file>